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0pt" fo:font-weight="normal" officeooo:rsid="0035a191" officeooo:paragraph-rsid="0035a191" style:font-size-asian="10pt" style:font-weight-asian="normal" style:font-size-complex="10pt" style:font-weight-complex="normal"/>
    </style:style>
    <style:style style:name="P2" style:family="paragraph" style:parent-style-name="Standard">
      <style:paragraph-properties fo:text-align="start" style:justify-single-word="false"/>
      <style:text-properties fo:color="#000000" fo:font-size="10pt" fo:font-weight="normal" officeooo:rsid="00366b64" officeooo:paragraph-rsid="00366b64" style:font-size-asian="10pt" style:font-weight-asian="normal" style:font-size-complex="10pt" style:font-weight-complex="normal"/>
    </style:style>
    <style:style style:name="P3" style:family="paragraph" style:parent-style-name="Standard">
      <style:paragraph-properties fo:text-align="start" style:justify-single-word="false"/>
      <style:text-properties fo:color="#000000" fo:font-size="10pt" fo:font-weight="bold" officeooo:rsid="002c706a" officeooo:paragraph-rsid="002c706a" style:font-size-asian="10pt" style:font-weight-asian="bold" style:font-size-complex="10pt" style:font-weight-complex="bold"/>
    </style:style>
    <style:style style:name="P4" style:family="paragraph" style:parent-style-name="Standard">
      <style:paragraph-properties fo:text-align="start" style:justify-single-word="false"/>
      <style:text-properties fo:color="#000000" fo:font-size="10pt" fo:font-weight="bold" officeooo:rsid="002d4f52" officeooo:paragraph-rsid="002d4f52" style:font-size-asian="10pt" style:font-weight-asian="bold" style:font-size-complex="10pt" style:font-weight-complex="bold"/>
    </style:style>
    <style:style style:name="P5" style:family="paragraph" style:parent-style-name="Standard">
      <style:paragraph-properties fo:text-align="start" style:justify-single-word="false"/>
      <style:text-properties fo:color="#000000" fo:font-size="10pt" fo:font-weight="bold" officeooo:rsid="002f31ee" officeooo:paragraph-rsid="002f31ee" style:font-size-asian="10pt" style:font-weight-asian="bold" style:font-size-complex="10pt" style:font-weight-complex="bold"/>
    </style:style>
    <style:style style:name="P6" style:family="paragraph" style:parent-style-name="Standard">
      <style:paragraph-properties fo:text-align="start" style:justify-single-word="false"/>
      <style:text-properties fo:color="#000000" fo:font-size="10pt" fo:font-weight="bold" officeooo:rsid="0030490f" officeooo:paragraph-rsid="0030490f" style:font-size-asian="10pt" style:font-weight-asian="bold" style:font-size-complex="10pt" style:font-weight-complex="bold"/>
    </style:style>
    <style:style style:name="P7" style:family="paragraph" style:parent-style-name="Standard">
      <style:paragraph-properties fo:text-align="start" style:justify-single-word="false">
        <style:tab-stops>
          <style:tab-stop style:position="2.0311in"/>
        </style:tab-stops>
      </style:paragraph-properties>
      <style:text-properties fo:color="#000000" fo:font-size="10pt" fo:font-weight="bold" officeooo:rsid="0030490f" officeooo:paragraph-rsid="0030490f" style:font-size-asian="10pt" style:font-weight-asian="bold" style:font-size-complex="10pt" style:font-weight-complex="bold"/>
    </style:style>
    <style:style style:name="P8" style:family="paragraph" style:parent-style-name="Standard">
      <style:paragraph-properties fo:text-align="start" style:justify-single-word="false"/>
      <style:text-properties fo:color="#000000" fo:font-size="10pt" fo:font-weight="bold" officeooo:rsid="003166a5" officeooo:paragraph-rsid="003166a5" style:font-size-asian="10pt" style:font-weight-asian="bold" style:font-size-complex="10pt" style:font-weight-complex="bold"/>
    </style:style>
    <style:style style:name="P9" style:family="paragraph" style:parent-style-name="Standard">
      <style:paragraph-properties fo:text-align="start" style:justify-single-word="false"/>
      <style:text-properties fo:color="#000000" fo:font-size="10pt" fo:font-weight="bold" officeooo:rsid="00366b64" officeooo:paragraph-rsid="00366b64" style:font-size-asian="10pt" style:font-weight-asian="bold" style:font-size-complex="10pt" style:font-weight-complex="bold"/>
    </style:style>
    <style:style style:name="P10" style:family="paragraph" style:parent-style-name="Standard">
      <style:paragraph-properties fo:text-align="start" style:justify-single-word="false"/>
      <style:text-properties fo:color="#000000" fo:font-size="10pt" fo:font-weight="bold" officeooo:rsid="0036b4eb" officeooo:paragraph-rsid="0036b4eb" style:font-size-asian="10pt" style:font-weight-asian="bold" style:font-size-complex="10pt" style:font-weight-complex="bold"/>
    </style:style>
    <style:style style:name="P11" style:family="paragraph" style:parent-style-name="Standard">
      <style:paragraph-properties fo:text-align="start" style:justify-single-word="false"/>
      <style:text-properties fo:color="#000000" fo:font-size="10pt" fo:font-weight="bold" officeooo:rsid="003756e8" officeooo:paragraph-rsid="003756e8" style:font-size-asian="10pt" style:font-weight-asian="bold" style:font-size-complex="10pt" style:font-weight-complex="bold"/>
    </style:style>
    <style:style style:name="P12" style:family="paragraph" style:parent-style-name="Standard">
      <style:paragraph-properties fo:text-align="start" style:justify-single-word="false"/>
      <style:text-properties fo:color="#000000" fo:font-size="10pt" fo:font-weight="bold" officeooo:rsid="00379441" officeooo:paragraph-rsid="00379441" style:font-size-asian="10pt" style:font-weight-asian="bold" style:font-size-complex="10pt" style:font-weight-complex="bold"/>
    </style:style>
    <style:style style:name="P13" style:family="paragraph" style:parent-style-name="Standard">
      <style:paragraph-properties fo:text-align="start" style:justify-single-word="false"/>
      <style:text-properties fo:color="#000000" fo:font-size="10pt" fo:font-weight="bold" officeooo:rsid="00398ae7" officeooo:paragraph-rsid="00398ae7" style:font-size-asian="10pt" style:font-weight-asian="bold" style:font-size-complex="10pt" style:font-weight-complex="bold"/>
    </style:style>
    <style:style style:name="P14" style:family="paragraph" style:parent-style-name="Standard">
      <style:paragraph-properties fo:text-align="start" style:justify-single-word="false"/>
      <style:text-properties fo:color="#000000" fo:font-size="10pt" fo:font-weight="bold" officeooo:rsid="003ad836" officeooo:paragraph-rsid="003ad836" style:font-size-asian="10pt" style:font-weight-asian="bold" style:font-size-complex="10pt" style:font-weight-complex="bold"/>
    </style:style>
    <style:style style:name="P15" style:family="paragraph" style:parent-style-name="Standard">
      <style:paragraph-properties fo:text-align="start" style:justify-single-word="false"/>
      <style:text-properties fo:color="#000000" fo:font-size="10pt" fo:font-style="normal" fo:font-weight="bold" officeooo:rsid="003ad836" officeooo:paragraph-rsid="003ad836" style:font-size-asian="10pt" style:font-style-asian="normal" style:font-weight-asian="bold" style:font-size-complex="10pt" style:font-style-complex="normal" style:font-weight-complex="bold"/>
    </style:style>
    <style:style style:name="P16" style:family="paragraph" style:parent-style-name="Standard">
      <style:paragraph-properties fo:text-align="start" style:justify-single-word="false"/>
      <style:text-properties fo:color="#000000" fo:font-size="10pt" fo:font-style="normal" fo:font-weight="bold" officeooo:rsid="003ca1f9" officeooo:paragraph-rsid="003ca1f9" style:font-size-asian="10pt" style:font-style-asian="normal" style:font-weight-asian="bold" style:font-size-complex="10pt" style:font-style-complex="normal" style:font-weight-complex="bold"/>
    </style:style>
    <style:style style:name="P17" style:family="paragraph" style:parent-style-name="Standard">
      <style:paragraph-properties fo:text-align="start" style:justify-single-word="false"/>
      <style:text-properties fo:color="#000000" fo:font-size="10pt" fo:font-style="normal" fo:font-weight="bold" officeooo:rsid="003cc555" officeooo:paragraph-rsid="003cc555" style:font-size-asian="10pt" style:font-style-asian="normal" style:font-weight-asian="bold" style:font-size-complex="10pt" style:font-style-complex="normal" style:font-weight-complex="bold"/>
    </style:style>
    <style:style style:name="P18" style:family="paragraph" style:parent-style-name="Standard">
      <style:paragraph-properties fo:text-align="start" style:justify-single-word="false"/>
      <style:text-properties fo:color="#000000" fo:font-size="10pt" fo:font-style="normal" fo:font-weight="bold" officeooo:rsid="003ea97c" officeooo:paragraph-rsid="003ea97c" style:font-size-asian="10pt" style:font-style-asian="normal" style:font-weight-asian="bold" style:font-size-complex="10pt" style:font-style-complex="normal" style:font-weight-complex="bold"/>
    </style:style>
    <style:style style:name="P19" style:family="paragraph" style:parent-style-name="Standard">
      <style:paragraph-properties fo:text-align="start" style:justify-single-word="false"/>
      <style:text-properties fo:color="#000000" fo:font-size="10pt" fo:font-style="normal" fo:font-weight="bold" officeooo:rsid="003f8938" officeooo:paragraph-rsid="003f8938" style:font-size-asian="10pt" style:font-style-asian="normal" style:font-weight-asian="bold" style:font-size-complex="10pt" style:font-style-complex="normal" style:font-weight-complex="bold"/>
    </style:style>
    <style:style style:name="P20" style:family="paragraph" style:parent-style-name="Standard">
      <style:paragraph-properties fo:text-align="center" style:justify-single-word="false"/>
      <style:text-properties fo:color="#21409a" fo:font-size="10pt" fo:font-weight="bold" officeooo:rsid="002c706a" officeooo:paragraph-rsid="002c706a" style:font-size-asian="10pt" style:font-weight-asian="bold" style:font-size-complex="10pt" style:font-weight-complex="bold"/>
    </style:style>
    <style:style style:name="P21" style:family="paragraph" style:parent-style-name="Standard">
      <style:paragraph-properties fo:text-align="center" style:justify-single-word="false"/>
      <style:text-properties fo:color="#21409a" fo:font-size="10pt" fo:font-weight="bold" officeooo:rsid="00335b0c" officeooo:paragraph-rsid="00335b0c" style:font-size-asian="10pt" style:font-weight-asian="bold" style:font-size-complex="10pt" style:font-weight-complex="bold"/>
    </style:style>
    <style:style style:name="P22" style:family="paragraph" style:parent-style-name="Standard">
      <style:paragraph-properties fo:text-align="center" style:justify-single-word="false"/>
      <style:text-properties fo:color="#21409a" fo:font-size="10pt" fo:font-weight="bold" officeooo:rsid="00398ae7" officeooo:paragraph-rsid="00398ae7"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2f31ee" style:font-weight-asian="normal" style:font-weight-complex="normal"/>
    </style:style>
    <style:style style:name="T3" style:family="text">
      <style:text-properties fo:font-weight="normal" officeooo:rsid="00335b0c" style:font-weight-asian="normal" style:font-weight-complex="normal"/>
    </style:style>
    <style:style style:name="T4" style:family="text">
      <style:text-properties fo:font-weight="normal" officeooo:rsid="0035a191" style:font-weight-asian="normal" style:font-weight-complex="normal"/>
    </style:style>
    <style:style style:name="T5" style:family="text">
      <style:text-properties fo:font-weight="normal" officeooo:rsid="003756e8" style:font-weight-asian="normal" style:font-weight-complex="normal"/>
    </style:style>
    <style:style style:name="T6" style:family="text">
      <style:text-properties fo:font-weight="normal" officeooo:rsid="003ea97c" style:font-weight-asian="normal" style:font-weight-complex="normal"/>
    </style:style>
    <style:style style:name="T7" style:family="text">
      <style:text-properties fo:font-weight="normal" officeooo:rsid="003f8938" style:font-weight-asian="normal" style:font-weight-complex="normal"/>
    </style:style>
    <style:style style:name="T8" style:family="text">
      <style:text-properties fo:font-weight="normal" officeooo:rsid="00402f64" style:font-weight-asian="normal" style:font-weight-complex="normal"/>
    </style:style>
    <style:style style:name="T9" style:family="text">
      <style:text-properties fo:font-weight="normal" officeooo:rsid="004137d2" style:font-weight-asian="normal" style:font-weight-complex="normal"/>
    </style:style>
    <style:style style:name="T10" style:family="text">
      <style:text-properties fo:color="#ed1c24"/>
    </style:style>
    <style:style style:name="T11" style:family="text">
      <style:text-properties fo:color="#ed1c24" fo:font-weight="bold" style:font-weight-asian="bold" style:font-weight-complex="bold"/>
    </style:style>
    <style:style style:name="T12" style:family="text">
      <style:text-properties fo:color="#ed1c24" fo:font-weight="normal" style:font-weight-asian="normal" style:font-weight-complex="normal"/>
    </style:style>
    <style:style style:name="T13" style:family="text">
      <style:text-properties fo:color="#ed1c24" officeooo:rsid="0035a191"/>
    </style:style>
    <style:style style:name="T14" style:family="text">
      <style:text-properties fo:color="#ed1c24" officeooo:rsid="003f8938"/>
    </style:style>
    <style:style style:name="T15" style:family="text">
      <style:text-properties fo:color="#ed1c24" style:font-name="Liberation Serif1"/>
    </style:style>
    <style:style style:name="T16" style:family="text">
      <style:text-properties fo:color="#ed1c24" style:font-name="Liberation Serif1" fo:font-weight="normal" style:font-weight-asian="normal" style:font-weight-complex="normal"/>
    </style:style>
    <style:style style:name="T17" style:family="text">
      <style:text-properties fo:color="#ed1c24" officeooo:rsid="00402f64"/>
    </style:style>
    <style:style style:name="T18" style:family="text">
      <style:text-properties fo:color="#ed1c24" officeooo:rsid="004137d2"/>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f31ee"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officeooo:rsid="00335b0c"/>
    </style:style>
    <style:style style:name="T23" style:family="text">
      <style:text-properties officeooo:rsid="00366b64"/>
    </style:style>
    <style:style style:name="T24" style:family="text">
      <style:text-properties style:font-name="Liberation Serif1"/>
    </style:style>
    <style:style style:name="T25" style:family="text">
      <style:text-properties style:font-name="Liberation Serif1" fo:font-weight="normal" style:font-weight-asian="normal" style:font-weight-complex="normal"/>
    </style:style>
    <style:style style:name="T26" style:family="text">
      <style:text-properties style:font-name="Liberation Serif1" fo:font-weight="normal" officeooo:rsid="00379441" style:font-weight-asian="normal" style:font-weight-complex="normal"/>
    </style:style>
    <style:style style:name="T27" style:family="text">
      <style:text-properties style:font-name="Liberation Serif1" fo:font-weight="normal" officeooo:rsid="004137d2"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4137d2" style:font-style-asian="normal" style:font-weight-asian="normal" style:font-style-complex="normal" style:font-weight-complex="normal"/>
    </style:style>
    <style:style style:name="T31" style:family="text">
      <style:text-properties fo:language="en" fo:country="US" fo:font-weight="normal" style:font-weight-asian="normal" style:font-weight-complex="normal"/>
    </style:style>
    <style:style style:name="T32" style:family="text">
      <style:text-properties officeooo:rsid="004137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aper – Applied Soft Computing – A fuzzy cognitive map of the psychosocial determinants of obesity</text:p>
      <text:p text:style-name="P3"><text:span text:style-name="T10">Quantitative data:</text:span> <text:span text:style-name="T1">It’s been reported in different units by researchers, 1) p-values 2) odd ration 3)ANOVA</text:span></text:p>
      <text:p text:style-name="P3"><text:span text:style-name="T10">Data consistency:</text:span><text:span text:style-name="T1"> The lack of it makes challenging to combine these reports in a dataset from which equations could be derived.</text:span></text:p>
      <text:p text:style-name="P3"><text:span text:style-name="T10">Fuzzy Cognitive Maps: </text:span><text:span text:style-name="T1">We use FCM to provide numbers for the interaction </text:span><text:span text:style-name="T4">between</text:span><text:span text:style-name="T1"> factors based on experts opinions, developing a model, Then we test the model on four cases, and we analyze the experts opinions.</text:span></text:p>
      <text:p text:style-name="P3"><text:span text:style-name="T10">Structure:</text:span><text:span text:style-name="T12"> </text:span><text:span text:style-name="T4">Variables</text:span><text:span text:style-name="T1"> are depicted as nodes, Relationships as edges. Those relationships are based on literature review.</text:span></text:p>
      <text:p text:style-name="P3"><text:span text:style-name="T10">Giles-Corti-Donovan:</text:span><text:span text:style-name="T1"> Individuals living in low socio-economic status (SES) areas had better access to </text:span><text:span text:style-name="T4">facilities</text:span><text:span text:style-name="T1"> for recreational activities than those living in </text:span><text:span text:style-name="T4">high</text:span><text:span text:style-name="T1"> SES area, but did not use them as much due to their perception of the neighborhood.</text:span></text:p>
      <text:p text:style-name="P3"><text:span text:style-name="T10">Martinses: </text:span><text:span text:style-name="T1">patients treated for depression viewed exercise as “most important element in comprehensive treatment programs”.</text:span></text:p>
      <text:p text:style-name="P4"><text:span text:style-name="T10">Stress-Bjorntop:</text:span><text:span text:style-name="T1"> psycological definition of stress, in which stress results in activation of the central sympathetic nervous system.</text:span></text:p>
      <text:p text:style-name="P4"><text:span text:style-name="T10">FCM:</text:span><text:span text:style-name="T1"> introduced by Kosko as modelling approach with two key advantages: it’s easily understandable by experts of a particular domain, and it is able to give values to causal maps based on qualitative opinions. FCM have </text:span><text:span text:style-name="T4">nodes</text:span><text:span text:style-name="T1"> representing concepts, and edges representing causal relationships. Concepts take value in the interval [0,1] where 0 represent the concept does not hold and 1 the </text:span><text:span text:style-name="T4">certainty</text:span><text:span text:style-name="T1"> of it. Recently linguistic values(low, high) are used for edges values.</text:span></text:p>
      <text:p text:style-name="P4"><text:span text:style-name="T10">Surveys:</text:span><text:span text:style-name="T1"> are made in order to assess the values of the relationships, and are then submitted to a wide range of experts.</text:span></text:p>
      <text:p text:style-name="P4"><text:span text:style-name="T10">Summarize: </text:span><text:span text:style-name="T1">The opinion are summarized in the form f IF-THEN rules of fuzzy logic that associate a node to it’s fuzzy consequence.</text:span></text:p>
      <text:p text:style-name="P4"><text:span text:style-name="T10">Aggregation: </text:span><text:span text:style-name="T1">Once each casual relationship has been converted in it’s numeric value, the outputs need to be combined. There are different ways of doing it, and this process is known as aggregation. We used the </text:span><text:span text:style-name="T19">‘</text:span><text:span text:style-name="T20">F</text:span><text:span text:style-name="T19">amily </text:span><text:span text:style-name="T20">M</text:span><text:span text:style-name="T19">ax’</text:span><text:span text:style-name="T1"> aggregation operator.</text:span></text:p>
      <text:p text:style-name="P4"><text:span text:style-name="T10">Aggregation Operators:</text:span><text:span text:style-name="T1"> 1)</text:span><text:span text:style-name="T2">Family Max 2)Family Algebraic Sum 3)family Einstein Sum 4)Family Hamacher Sum.</text:span></text:p>
      <text:p text:style-name="P5"><text:span text:style-name="T10">Final Value:</text:span><text:span text:style-name="T1"> Once an aggregation operator has been applied, we obtain the final value using the centroid defuzzification method, and the Mandani inference mechanism.</text:span></text:p>
      <text:p text:style-name="P5"><text:span text:style-name="T10">F function:</text:span> <text:span text:style-name="T1">f is the threshold function, also known as transfer function, that bounds the output in the interval [0,1]. Can be a sigmoid function.</text:span></text:p>
      <text:p text:style-name="P7"><text:span text:style-name="T10">Validation: </text:span><text:span text:style-name="T1">Edge cases had to be used for the validation to ensure that the prediction of the model were accurate. These cases had to consider extreme scenarios where there would be no doubt on what the outcome should be.</text:span></text:p>
      <text:p text:style-name="P6"><text:span text:style-name="T10">Model Sensitivity:</text:span> <text:span text:style-name="T1">The model has been tested applying all the </text:span>aggregator operators<text:span text:style-name="T1"> and the result was that there was no effect of the aggregation operator on the prediction. Therefore the prediction of the model can be deemed accurate.</text:span></text:p>
      <text:p text:style-name="P8"><text:span text:style-name="T13">Analyzing</text:span><text:span text:style-name="T10"> experts’ opinions: </text:span><text:span text:style-name="T1">Evaluating broadly defined relationships is a difficult task, and the main concern would be a lack of agreement between experts. In the worst case all the experts think differently, leading to a uniform distribution for a given relationship.</text:span></text:p>
      <text:p text:style-name="P8"><text:span text:style-name="T10">Entropy:</text:span><text:span text:style-name="T1"> To evaluate the agreement for each relationship,the information entropy of the distribution of responses is measured. An uniform distribution leads to an entropy close to -1,intuitively saying that there is not much information. If most of the experts select one value than this is more informative, and the entropy is closer to 0.</text:span></text:p>
      <text:p text:style-name="P8"><text:span text:style-name="T10">Sturm and Bao:</text:span><text:span text:style-name="T1"> when discussing the possible mechanisms underlying obesity, they concluded that “putting a multitude of isolated data points into a coherent picture is a challenging but necessary task to assess whether proposed solutions are promising or likely to lead us down a blind alley”.</text:span></text:p>
      <text:p text:style-name="P8"><text:span text:style-name="T10">Vagueness: </text:span><text:span text:style-name="T1">A FCM is able to handle the vagueness amongst opinions of experts, leading to a coherent overall picture even when experts had more diverse opinions for a few relationships.</text:span></text:p>
      <text:p text:style-name="P8"><text:span text:style-name="T10">3 Improvements: 1) </text:span><text:span text:style-name="T1">the strengths of relationships were estimated </text:span><text:span text:style-name="T3">for a ‘general’ individual. For example a patient may not be a restrained eater and he does not cope stress with food, which should reduce the relationship’s strength. </text:span><text:span text:style-name="T22">2)</text:span><text:span text:style-name="T3"> The relationships’ weights were calculated using the classical approach for FCMs but several </text:span><text:span text:style-name="T4">techniques</text:span><text:span text:style-name="T3"> can improve this calculation, particularly by better accounting for uncertainty. 3) Apply a confidence transformation to assess the evaluate our confidence on the prediction based on class distribution, in case of almost uniform distributions.</text:span></text:p>
      <text:p text:style-name="P21">PAPER: Should we simulate mental model to assess whether they agree?</text:p>
      <text:p text:style-name="P1"><text:span text:style-name="T11">Policy coherence:</text:span> Identify goals and preference of each individual. Achieved through intensive qualitative methods such as interviews, or by automatically comparing models.</text:p>
      <text:p text:style-name="P1"><text:span text:style-name="T11">Compare:</text:span> to compare two model we should compare the whole model through multiple simulation scenarios, comparing the outputs.</text:p>
      <text:p text:style-name="P1"><text:span text:style-name="T11">Purpose:</text:span> Instead of comparing the whole model through multiple simulation scenarios,we suggest using network centrality as if stakeholders groups agree on the central factors (Katz centrality), they also tend to agree on simulation outcomes and thus share a paradigm.</text:p>
      <text:p text:style-name="P1">Integrated Assessment: popular approach for socio-environmental problems, which seeks stakeholders participation and involves modeling approaches such as System Dynamics, Bayesian Network, Agent-Based Model and FCM.</text:p>
      <text:p text:style-name="P1"><text:span text:style-name="T11">Scalability:</text:span> to make the process of identifying shared preferences we need a way to make the process automatic and scalable.</text:p>
      <text:p text:style-name="P1"><text:span text:style-name="T11">Axelrod: </text:span>individuals have a list of features and they can simply email their preferences. This consider only isolated facts, It does not tell us why of the choice, and how it can be affected by something else.</text:p>
      <text:p text:style-name="P1"><text:span text:style-name="T11">More precision:</text:span><text:span text:style-name="T21"> </text:span>comparing if the same node share <text:span text:style-name="T32">antecedents</text:span> and consequences. <text:span text:style-name="T23">Known as problem of comparing casual map, still not a complete comparison. Assessing links is insufficient to conclude that individuals will agree on a course of action.EG 4 links, 3 where they agree and 1 not is enough to create a disagreement.</text:span></text:p>
      <text:p text:style-name="P2"><text:span text:style-name="T11">Complete comparison: </text:span>extract the whole model and simulate what-if scenarios on the model, provide some output that can be compared, and we can say if the individuals are in broad agreement.</text:p>
      <text:p text:style-name="P2"><text:span text:style-name="T11">Computational Problem:</text:span><text:span text:style-name="T21"> </text:span>running several what-if scenarios over hundreds of FCM is computationally intensive.</text:p>
      <text:p text:style-name="P9"><text:span text:style-name="T10">Centrality as comparison method: </text:span><text:span text:style-name="T1">centrality metric correlates with </text:span><text:span text:style-name="T9">simulation</text:span><text:span text:style-name="T1"> outcomes, thus a structural analysis may </text:span><text:span text:style-name="T9">suffice</text:span><text:span text:style-name="T1"> to comprehensively assess agreements between models instead of running simulations.</text:span></text:p>
      <text:p text:style-name="P10"><text:span text:style-name="T10">Model Interest:</text:span><text:span text:style-name="T12"> </text:span><text:span text:style-name="T1">meaning and understanding <text:s/>of a specific topic</text:span><text:span text:style-name="T5">(semantic memory)</text:span><text:span text:style-name="T1">, rather than sensorial </text:span><text:span text:style-name="T9">imprints</text:span><text:span text:style-name="T1">(like it or not), but we don’t need that those are supported by evidence.</text:span></text:p>
      <text:p text:style-name="P11"><text:span text:style-name="T10">How we capture the semantic memory?:</text:span> <text:span text:style-name="T1">Representing our understanding as network based models helps us capture the semantic representation of out memory. </text:span><text:span text:style-name="T9">In fact</text:span><text:span text:style-name="T1"> </text:span>McNeese and Ayoub:<text:span text:style-name="T1"> if mental models are published and shared in form of maps, it owns to the fact that we seek to capture semantic memory whose structure is network based.</text:span></text:p>
      <text:p text:style-name="P11"><text:soft-page-break/><text:span text:style-name="T10">Time and History: </text:span><text:span text:style-name="T1">FCM’s represent neither time or history, as only the current value of a concept can influence the next one. The focus is on capturing the intensity of the change, in a way that is intuitive to the participants and can be easily done through </text:span><text:span text:style-name="T9">on line</text:span><text:span text:style-name="T1"> questionnaires.</text:span></text:p>
      <text:p text:style-name="P11"><text:span text:style-name="T14">Questionnaires</text:span><text:span text:style-name="T10"> and relationship </text:span><text:span text:style-name="T14">strengths</text:span><text:span text:style-name="T10">:</text:span> <text:span text:style-name="T1">Rather than being forced to provide numbers that they may not have thought of, participants evaluate the strength of a relationship using linguistic variables such as ‘Low’ etc...Then fuzzy logic is used to associate a membership function to these variables, and the defuzzification process eventually results in a number used by the model</text:span></text:p>
      <text:p text:style-name="P11"><text:span text:style-name="T10">Centrality: </text:span><text:span text:style-name="T1">Node centrality c induces at least a </text:span><text:span text:style-name="T7">semi-ordered</text:span><text:span text:style-name="T1"> on a set of nodes, allowing to conclude that x</text:span><text:span text:style-name="T25">єV is at least as central as yєV with respect to centrality c if c(x) &gt;= c(y). Generally, the difference or ratio of two centrality values cannot be interpreted as a quantification of how much more central one node is than one other.</text:span></text:p>
      <text:p text:style-name="P11"><text:span text:style-name="T15">Centrality Indices:</text:span><text:span text:style-name="T24"> </text:span><text:span text:style-name="T25">1) reachability index: closeness 2) flow index: betweenness 3) feedback: Katz 4) local index: degree.</text:span></text:p>
      <text:p text:style-name="P11"><text:span text:style-name="T15">Development of paper:</text:span><text:span text:style-name="T25"> created aggregated FCM’s representing the mental model held by a group of stakeholders plus 264 additional FCM’s.</text:span></text:p>
      <text:p text:style-name="P11"><text:span text:style-name="T25">Then they were aggregated and performed over extreme cases what if scenarios. Everything was validated by an available dataset. The outcome of the extreme cases were checked to see if the results were reproducing what they were expecting from what conclusion was derived from literature. Then what if scenarios <text:s/>on how to menage the problem were </text:span><text:span text:style-name="T27">analyzed</text:span><text:span text:style-name="T25"> on an average initial </text:span><text:span text:style-name="T27">situation.</text:span></text:p>
      <text:p text:style-name="P11"><text:span text:style-name="T15">Goal:</text:span><text:span text:style-name="T16"> </text:span><text:span text:style-name="T25">The goal was to assess if there was any correlation between centrality metric and simulation outcomes</text:span></text:p>
      <text:p text:style-name="P11"><text:span text:style-name="T25">Estimator: to avoid being sensitive to outliners, they used the robust Theil-Sen estimator to fit a line,</text:span><text:span text:style-name="T26">instead of the typical [-1,1] range for correlation, the estimator returns 1 when there is a perfect fit regardless of whether it is a positive or negative correlation. Negative <text:s/>or null values indicate a poor fit.</text:span></text:p>
      <text:p text:style-name="P12"><text:span text:style-name="T15">Results:</text:span><text:span text:style-name="T25"> Katz centrality is suitable to compare aggregate maps, but may only be used to compare individual maps in very specific cases. that’s because aggregate maps are highly connected, since an edge exists if a single participant used it. These many connections </text:span><text:span text:style-name="T27">provide</text:span><text:span text:style-name="T25"> abundant feedback, which is why katz centrality seeks to measure.</text:span></text:p>
      <text:p text:style-name="P22"><text:span text:style-name="T24">PAPER: Creating groups with similar expected behavioral response in randomized controlled trials: a fuzzy cognitive map approach</text:span></text:p>
      <text:p text:style-name="P13"><text:span text:style-name="T15">Problem: </text:span><text:span text:style-name="T25">Bias can be generated in many poiny during a study. This study focus on the one generated when participants are allocated to different groups. Several methods of allocation exists to randomly distribute participants over the group such that their prognostic factors (eg. socio demographic variables) are similar ,in an effort to keep participants outcomes comparable. Since it’s </text:span><text:span text:style-name="T27">challenging</text:span><text:span text:style-name="T25"> to create such groups, most of the times they are balanced in isolation, or only the most relevant factors are balanced, and this can lead to a poor estimate of behavior.</text:span></text:p>
      <text:p text:style-name="P13"><text:span text:style-name="T15">Randomized Controlled Trials:</text:span><text:span text:style-name="T24"> </text:span><text:span text:style-name="T25">are powerful tools to conduct quantitative and comparative controlled experiments. Key of RCT is that participants are randomly assigned to groups, and a purely random </text:span><text:span text:style-name="T27">technique</text:span><text:span text:style-name="T25"> can result in a significant </text:span><text:span text:style-name="T27">difference</text:span><text:span text:style-name="T25"> in sizes of treatments groups.</text:span></text:p>
      <text:p text:style-name="P14"><text:span text:style-name="T10">2 </text:span><text:span text:style-name="T18">Techniques</text:span><text:span text:style-name="T10">: </text:span><text:span text:style-name="T1">take into account prognostic factors, 1)</text:span><text:span text:style-name="T19">stratification: </text:span><text:span text:style-name="T29">applies randomization for every combination of participants (guarantee the same number of patients across </text:span><text:span text:style-name="T30">group</text:span><text:span text:style-name="T29"> for each age </text:span><text:span text:style-name="T28">AND</text:span><text:span text:style-name="T29"> ethnicity )and </text:span><text:span text:style-name="T19">minimization:</text:span><text:span text:style-name="T29"> ensuring a balance just in individual prognostics (guarantee the same number of patients across group for each age OR ethnicity)</text:span><text:span text:style-name="T19">.</text:span></text:p>
      <text:p text:style-name="P15"><text:span text:style-name="T10">Our Approach:</text:span><text:span text:style-name="T12"> </text:span><text:span text:style-name="T1">accounts for many complex interactions among prognostic factors,since they could balance each other out. Second, practitioners do not need to make any prior assumption as to which prognostic factors are relevant. Participants are assigned into groups such that the groups have a similar distribution of participant’s simulated impact.</text:span></text:p>
      <text:p text:style-name="P15"><text:span text:style-name="T10">The Method:</text:span> <text:span text:style-name="T1">Computational approach typically aim at solving a problem by creating simulations that repeatedly apply a set of rules governing the behavior of individual groups. Models </text:span><text:span text:style-name="T9">mechanisms</text:span><text:span text:style-name="T1"> can be </text:span><text:span text:style-name="T9">explained</text:span><text:span text:style-name="T1"> in many ways, but we will use </text:span>1) data driven: <text:span text:style-name="T1">can automatically create a model from the data, but cannot straightforwardly test what an intervention will lead to . </text:span>2) expert driven:<text:span text:style-name="T1"> is not build automatically and involves experts who directly articulate a set of assumptions. Which can easily be </text:span><text:span text:style-name="T31">altered</text:span><text:span text:style-name="T1"> by what-if scenarios.</text:span></text:p>
      <text:p text:style-name="P16"><text:span text:style-name="T10">What our procedure should do:</text:span><text:span text:style-name="T12"> </text:span><text:span text:style-name="T1">1)must be able to structure the relationships </text:span><text:span text:style-name="T9">among</text:span><text:span text:style-name="T1"> prognostic factors and </text:span><text:span text:style-name="T8">behavioral</text:span><text:span text:style-name="T1"> </text:span><text:span text:style-name="T8">outcome</text:span><text:span text:style-name="T1"> in a fully automatic manner. 2) The resulting structure must be easily amenable to changes such that is possible to assess the expected behavior of an intervention..</text:span></text:p>
      <text:p text:style-name="P17"><text:span text:style-name="T18">Issues</text:span><text:span text:style-name="T10"> aggregating knowledge: </text:span><text:span text:style-name="T1">1)solving conflicts among participants without losing information 2) keep the weight of the relationships 3) Resolve the problem of representing </text:span><text:span text:style-name="T9">uncertainty</text:span><text:span text:style-name="T1"> and vagueness.</text:span></text:p>
      <text:p text:style-name="P17"><text:span text:style-name="T10">FCM: </text:span><text:span text:style-name="T1">FCMs provide the mathematical tools to address these three limitations. FCMs aggregate participants’ </text:span><text:span text:style-name="T9">experiences</text:span><text:span text:style-name="T1"> using Fuzzy Set Theory which is precisely designated to mathematically represent uncertainty and vagueness</text:span></text:p>
      <text:p text:style-name="P17"><text:span text:style-name="T10">Bayesian Networks:</text:span> <text:span text:style-name="T1">Bayesian networks do allow reasoning under uncertainties, but they do not conveniently handle feedback, which is essential when structuring the complex relationships shaping behavior.</text:span></text:p>
      <text:p text:style-name="P17"><text:span text:style-name="T10">Proposed Solution:</text:span> <text:span text:style-name="T1">all participants are required to complete a baseline questionnaire, and then they are allocated in n groups. The software will allow to input concepts (nodes), a concept is automatically added representing the intervention, </text:span><text:span text:style-name="T9">relationships between all the nodes are represented (non existing relationships will be discarded by the questionnaire results),</text:span><text:span text:style-name="T1">and a questionnaire is automatically generated. Upon completition of all the questionnaires the values of each edge is automatically computed. Once </text:span><text:span text:style-name="T9">the</text:span><text:span text:style-name="T1"> FCM is built it’s used to infer each participant’s </text:span><text:span text:style-name="T9">behavioral</text:span><text:span text:style-name="T1"> outcome with and without the intervention. </text:span><text:span text:style-name="T6">Based on the result the participant will be inserted in a group or another.</text:span></text:p>
      <text:p text:style-name="P18"><text:span text:style-name="T10">Sample size: </text:span><text:span text:style-name="T1">four sizes (187,500,5000 and 5000) were tested using the methodology described. As the sample size increases the standard deviation or mean expected behavior decreases. The capability of the protocol to yeld similar groups compared to other protocol increased with the sample size, </text:span><text:span text:style-name="T9">highlighting</text:span><text:span text:style-name="T1"> that the value of our protocol does not only reside in its use for small trials.</text:span></text:p>
      <text:p text:style-name="P18"><text:span text:style-name="T10">Missing data:</text:span> <text:span text:style-name="T1">Randomized methods are often limited in their ability to handle missing data. The protocol showed that it’s able to handle missing data <text:s/>up to 8% and 20% (missing answer in individual factors and relationships). The method can operate with a large amount of missing data and perform similar to the commonly used methods in the worst case.</text:span></text:p>
      <text:p text:style-name="P18"><text:span text:style-name="T10">Batch Data: </text:span><text:span text:style-name="T1">the protocol can be applied on batch of people at a time. It’s shown that the upper limit of number of batches that it can handle is 5, considering that this is an adaptive design, where the result of the following batch are based on the result obtained by the previous batch</text:span></text:p>
      <text:p text:style-name="P19"><text:span text:style-name="T10">Randomness:</text:span><text:span text:style-name="T1"> To introduce randomness, the sequence of the assignment group/participant can be randomly shuffled.</text:span></text:p>
      <text:p text:style-name="P19"><text:span text:style-name="T17">Conclusion</text:span><text:span text:style-name="T10">:</text:span><text:span text:style-name="T1"> </text:span><text:span text:style-name="T8">1) </text:span><text:span text:style-name="T1">The model can automatically allocate participants in the trial without having the problem in generating sub-optimal allocations. </text:span><text:span text:style-name="T8">2)A</text:span><text:span text:style-name="T1">utomatically using complex AI </text:span><text:span text:style-name="T8">techniques</text:span><text:span text:style-name="T1"> makes </text:span><text:span text:style-name="T8">it</text:span><text:span text:style-name="T1"> difficult for staff to know which group a participant will be located to, which is valuable feature hard to reproduce. </text:span><text:span text:style-name="T8">A </text:span><text:span text:style-name="T1">drawback: participants are asked to evaluate every possible relationship, the number is proportional to the number of prognostic factors() nodes. This can increase the burden on participants leading in an increase in missing data and in the quality of the answers, The software allows to remove relationships, but still it can generate a wrong model in case of deletion of a necessary relations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11:42:19.830529704</meta:creation-date>
    <meta:editing-duration>PT57M4S</meta:editing-duration>
    <meta:editing-cycles>8</meta:editing-cycles>
    <meta:generator>LibreOffice/5.4.5.1$Linux_X86_64 LibreOffice_project/40m0$Build-1</meta:generator>
    <dc:date>2018-02-28T19:40:25.571811825</dc:date>
    <meta:document-statistic meta:table-count="0" meta:image-count="0" meta:object-count="0" meta:page-count="2" meta:paragraph-count="60" meta:word-count="2350" meta:character-count="15291" meta:non-whitespace-character-count="12995"/>
  </office:meta>
</office:document-meta>
</file>